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dical Intake Form</text:p>
      <text:p text:style-name="Standard"/>
      <text:p text:style-name="Standard">Please fill out this form accurately to help us provide the best care.</text:p>
      <text:p text:style-name="Standard">Patient Information</text:p>
      <text:p text:style-name="Standard"/>
      <text:p text:style-name="Standard"><text:s text:c="4"/>Full Name: John Doe</text:p>
      <text:p text:style-name="Standard"><text:s text:c="4"/>Date of Birth (DD/MM/YYYY): 15/06/1985</text:p>
      <text:p text:style-name="Standard"><text:s text:c="4"/>Gender: ☑ Male ☐ Female ☐ Other</text:p>
      <text:p text:style-name="Standard"><text:s text:c="4"/>Address: 123 Main Street, Springfield</text:p>
      <text:p text:style-name="Standard"><text:s text:c="4"/>City: Springfield State: IL Zip Code: 62704</text:p>
      <text:p text:style-name="Standard"><text:s text:c="4"/>Phone Number: (217) 555-1234</text:p>
      <text:p text:style-name="Standard"><text:s text:c="4"/>Email: johndoe@email.com</text:p>
      <text:p text:style-name="Standard"><text:s text:c="4"/>Emergency Contact Name: Jane Doe</text:p>
      <text:p text:style-name="Standard"><text:s text:c="4"/>Emergency Contact Phone: (217) 555-5678</text:p>
      <text:p text:style-name="Standard"><text:s text:c="4"/>Relationship to Patient: Spouse</text:p>
      <text:p text:style-name="Standard"/>
      <text:p text:style-name="Standard">Insurance Information (If applicable)</text:p>
      <text:p text:style-name="Standard"/>
      <text:p text:style-name="Standard"><text:s text:c="4"/>Insurance Provider: Blue Cross Blue Shield</text:p>
      <text:p text:style-name="Standard"><text:s text:c="4"/>Policy Number: BCBS12345678</text:p>
      <text:p text:style-name="Standard"><text:s text:c="4"/>Group Number: GRP98765</text:p>
      <text:p text:style-name="Standard"><text:s text:c="4"/>Primary Insured Name: John Doe</text:p>
      <text:p text:style-name="Standard"><text:s text:c="4"/>Relationship to Patient: ☑ Self ☐ Spouse ☐ Parent ☐ Other</text:p>
      <text:p text:style-name="Standard"/>
      <text:p text:style-name="Standard">Medical History</text:p>
      <text:p text:style-name="Standard"/>
      <text:p text:style-name="Standard">Do you have any of the following conditions? (Check all that apply)</text:p>
      <text:p text:style-name="Standard">☑ Diabetes</text:p>
      <text:p text:style-name="Standard">☑ High Blood Pressure</text:p>
      <text:p text:style-name="Standard">☐ Heart Disease</text:p>
      <text:p text:style-name="Standard">☐ Asthma</text:p>
      <text:p text:style-name="Standard">☐ Allergies (Specify): _______________</text:p>
      <text:p text:style-name="Standard">☐ Kidney Disease</text:p>
      <text:p text:style-name="Standard">☐ Thyroid Problems</text:p>
      <text:p text:style-name="Standard">☐ Seizures</text:p>
      <text:p text:style-name="Standard">☐ Cancer (Specify): _______________</text:p>
      <text:p text:style-name="Standard">☐ Other (Specify): _______________</text:p>
      <text:p text:style-name="Standard"/>
      <text:p text:style-name="Standard">Are you currently taking any medications?</text:p>
      <text:p text:style-name="Standard">☑ Yes (List below) ☐ No</text:p>
      <text:p text:style-name="Standard"/>
      <text:p text:style-name="Standard"><text:s text:c="4"/>Metformin (for Diabetes)</text:p>
      <text:p text:style-name="Standard"><text:s text:c="4"/>Lisinopril (for High Blood Pressure)</text:p>
      <text:p text:style-name="Standard"/>
      <text:p text:style-name="Standard">Do you have any past surgeries or hospitalizations?</text:p>
      <text:p text:style-name="Standard">☑ Yes (List below) ☐ No</text:p>
      <text:p text:style-name="Standard"/>
      <text:p text:style-name="Standard"><text:s text:c="4"/>Appendectomy (2015)</text:p>
      <text:p text:style-name="Standard"/>
      <text:p text:style-name="Standard">Lifestyle &amp; Habits</text:p>
      <text:p text:style-name="Standard"/>
      <text:p text:style-name="Standard"><text:s text:c="4"/>Do you smoke? ☐ Yes ☑ No</text:p>
      <text:p text:style-name="Standard"><text:soft-page-break/><text:s text:c="4"/>Do you consume alcohol? ☑ Yes ☐ No</text:p>
      <text:p text:style-name="Standard"><text:s text:c="4"/>Do you exercise regularly? ☑ Yes ☐ No</text:p>
      <text:p text:style-name="Standard"><text:s text:c="4"/>Do you follow any special diet? ☑ Yes ☐ No (Specify): Low-carb diet</text:p>
      <text:p text:style-name="Standard"/>
      <text:p text:style-name="Standard">Symptoms &amp; Current Concerns</text:p>
      <text:p text:style-name="Standard"/>
      <text:p text:style-name="Standard">Reason for today's visit:</text:p>
      <text:p text:style-name="Standard">☐ General Checkup</text:p>
      <text:p text:style-name="Standard">☐ Injury</text:p>
      <text:p text:style-name="Standard">☑ Illness</text:p>
      <text:p text:style-name="Standard">☐ Other (Specify): _______________</text:p>
      <text:p text:style-name="Standard"/>
      <text:p text:style-name="Standard">Current Symptoms (if any):</text:p>
      <text:p text:style-name="Standard">☑ Fever</text:p>
      <text:p text:style-name="Standard">☑ Cough</text:p>
      <text:p text:style-name="Standard">☑ Shortness of Breath</text:p>
      <text:p text:style-name="Standard">☐ Chest Pain</text:p>
      <text:p text:style-name="Standard">☐ Nausea</text:p>
      <text:p text:style-name="Standard">☐ Other (Specify): _______________</text:p>
      <text:p text:style-name="Standard">Consent &amp; Signature</text:p>
      <text:p text:style-name="Standard"/>
      <text:p text:style-name="Standard">I confirm that the information provided is accurate to the best of my knowledge.</text:p>
      <text:p text:style-name="Standard"/>
      <text:p text:style-name="Standard">Patient Signature: John Doe</text:p>
      <text:p text:style-name="Standard">Date: 02/03/2025</text:p>
      <text:p text:style-name="Standard"/>
      <text:p text:style-name="Standard">Guardian Signature (if patient is a minor): N/A</text:p>
      <text:p text:style-name="Standard">Date: N/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2T12:13:56.233393976</meta:creation-date>
    <dc:date>2025-03-02T12:14:25.274742817</dc:date>
    <meta:editing-duration>PT29S</meta:editing-duration>
    <meta:editing-cycles>1</meta:editing-cycles>
    <meta:document-statistic meta:table-count="0" meta:image-count="0" meta:object-count="0" meta:page-count="2" meta:paragraph-count="62" meta:word-count="291" meta:character-count="1850" meta:non-whitespace-character-count="1533"/>
    <meta:generator>LibreOffice/25.2.1.2$Linux_X86_64 LibreOffice_project/d3abf4aee5fd705e4a92bba33a32f40bc4e56f49</meta:generator>
  </office:meta>
</office:document-meta>
</file>